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55.81pt"/>
    </style:style>
    <style:style style:name="co13" style:family="table-column">
      <style:table-column-properties fo:break-before="auto" style:column-width="69.7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51.96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elt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7" table:number-columns-repeated="3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ruttolohn_vorj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geburtsmona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_elterngeld_mut</text:p>
          </table:table-cell>
          <table:table-cell office:value-type="string" calcext:value-type="string">
            <text:p>m_elterngeld_vat</text:p>
          </table:table-cell>
          <table:table-cell office:value-type="string" calcext:value-type="string">
            <text:p>m_elterngeld</text:p>
          </table:table-cell>
          <table:table-cell/>
          <table:table-cell office:value-type="string" calcext:value-type="string">
            <text:p>jahr</text:p>
          </table:table-cell>
          <table:table-cell table:number-columns-repeated="3"/>
          <table:table-cell table:style-name="Default" office:value-type="string" calcext:value-type="string">
            <text:p>elternzeit_anspruch</text:p>
          </table:table-cell>
          <table:table-cell table:style-name="Default" office:value-type="string" calcext:value-type="string">
            <text:p>geschw_bonus</text:p>
          </table:table-cell>
          <table:table-cell office:value-type="string" calcext:value-type="string">
            <text:p>anz_mehrlinge_bonus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considered_wage</text:p>
          </table:table-cell>
          <table:table-cell office:value-type="string" calcext:value-type="string">
            <text:p>payed_percenta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8.96" calcext:value-type="float">
            <text:p>218.96</text:p>
          </table:table-cell>
          <table:table-cell office:value-type="float" office:value="12.04" calcext:value-type="float">
            <text:p>12.04</text:p>
          </table:table-cell>
          <table:table-cell office:value-type="float" office:value="378" calcext:value-type="float">
            <text:p>378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30.97" calcext:value-type="float">
            <text:p>730.97</text:p>
          </table:table-cell>
          <table:table-cell office:value-type="float" office:value="1091" calcext:value-type="float">
            <text:p>109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75.554889" calcext:value-type="float">
            <text:p>575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8.27" calcext:value-type="float">
            <text:p>708.27</text:p>
          </table:table-cell>
          <table:table-cell office:value-type="float" office:value="38.96" calcext:value-type="float">
            <text:p>38.96</text:p>
          </table:table-cell>
          <table:table-cell office:value-type="float" office:value="680" calcext:value-type="float">
            <text:p>6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88.34" calcext:value-type="float">
            <text:p>788.34</text:p>
          </table:table-cell>
          <table:table-cell office:value-type="float" office:value="43.36" calcext:value-type="float">
            <text:p>43.3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79.33" calcext:value-type="float">
            <text:p>779.33</text:p>
          </table:table-cell>
          <table:table-cell office:value-type="float" office:value="42.86" calcext:value-type="float">
            <text:p>42.8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14.1765" calcext:value-type="float">
            <text:p>1314.1765</text:p>
          </table:table-cell>
          <table:table-cell office:value-type="float" office:value="2021.81" calcext:value-type="float">
            <text:p>2021.8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50.554889" calcext:value-type="float">
            <text:p>650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formula="of:= 650.554889 + [.Y27] * 300" office:value-type="float" office:value="950.554889" calcext:value-type="float">
            <text:p>950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9:14:03.478942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3T19:34:27.925304213</dc:date>
    <meta:editing-duration>PT41M12S</meta:editing-duration>
    <meta:editing-cycles>6</meta:editing-cycles>
    <meta:document-statistic meta:table-count="1" meta:cell-count="608" meta:object-count="0"/>
  </office:meta>
</office:document-meta>
</file>